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PingFang SC', 'Hiragino Sans GB', 'Microsoft YaHei', 'WenQuanYi Micro Hei', sans-serif"/>
    <style:font-face style:name="Mangal1" svg:font-family="Mangal"/>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ce68a"/>
    </style:style>
    <style:style style:name="P3" style:family="paragraph" style:parent-style-name="Standard">
      <style:text-properties officeooo:paragraph-rsid="001d7f30"/>
    </style:style>
    <style:style style:name="P4" style:family="paragraph" style:parent-style-name="Standard">
      <style:text-properties officeooo:paragraph-rsid="001df88b"/>
    </style:style>
    <style:style style:name="P5" style:family="paragraph" style:parent-style-name="Standard">
      <style:text-properties officeooo:paragraph-rsid="00238788"/>
    </style:style>
    <style:style style:name="P6" style:family="paragraph" style:parent-style-name="Standard">
      <style:text-properties officeooo:paragraph-rsid="00271474"/>
    </style:style>
    <style:style style:name="P7" style:family="paragraph" style:parent-style-name="Standard">
      <style:text-properties officeooo:paragraph-rsid="00287b83"/>
    </style:style>
    <style:style style:name="P8" style:family="paragraph" style:parent-style-name="Standard">
      <style:text-properties officeooo:paragraph-rsid="002a23d9"/>
    </style:style>
    <style:style style:name="P9" style:family="paragraph" style:parent-style-name="Standard">
      <style:text-properties officeooo:paragraph-rsid="002bcd39"/>
    </style:style>
    <style:style style:name="P10" style:family="paragraph" style:parent-style-name="Standard">
      <style:text-properties officeooo:paragraph-rsid="002fbd18"/>
    </style:style>
    <style:style style:name="P11" style:family="paragraph" style:parent-style-name="Standard">
      <style:paragraph-properties fo:margin-left="0cm" fo:margin-right="0cm" fo:orphans="2" fo:widows="2" fo:text-indent="0cm" style:auto-text-indent="false"/>
      <style:text-properties officeooo:paragraph-rsid="002a23d9"/>
    </style:style>
    <style:style style:name="T1" style:family="text">
      <style:text-properties officeooo:rsid="001b4a0f"/>
    </style:style>
    <style:style style:name="T2" style:family="text">
      <style:text-properties fo:font-weight="bold" style:font-weight-asian="bold" style:font-weight-complex="bold"/>
    </style:style>
    <style:style style:name="T3" style:family="text">
      <style:text-properties officeooo:rsid="001df88b"/>
    </style:style>
    <style:style style:name="T4" style:family="text">
      <style:text-properties style:text-position="super 58%" officeooo:rsid="001df88b"/>
    </style:style>
    <style:style style:name="T5" style:family="text">
      <style:text-properties officeooo:rsid="001e9c42"/>
    </style:style>
    <style:style style:name="T6" style:family="text">
      <style:text-properties officeooo:rsid="002123d2"/>
    </style:style>
    <style:style style:name="T7" style:family="text">
      <style:text-properties fo:font-variant="normal" fo:text-transform="none" fo:color="#333333" style:font-name="Arial" fo:font-size="10.5pt" fo:letter-spacing="normal" fo:font-style="normal" fo:font-weight="normal"/>
    </style:style>
    <style:style style:name="T8" style:family="text">
      <style:text-properties fo:font-variant="normal" fo:text-transform="none" fo:color="#333333" fo:letter-spacing="normal" style:font-name-asian="Arial" style:font-size-asian="10.5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9">大网区块链冠状病毒追踪应用将上线,<text:span text:style-name="T8">以帮助抵抗病毒并挽救生命。</text:span></text:p>
      <text:p text:style-name="Standard"/>
      <text:p text:style-name="Standard">世界各地的政府和卫生当局都在努力寻找解决冠状病毒大流行的解决方案，保护人民并使社会生活重新发展。在数字世界中，软件开发人员特别面临挑战，即通过创建数字工具为对抗冠状病毒做出贡献。</text:p>
      <text:p text:style-name="P6"/>
      <text:p text:style-name="P6">大网将免费提供全球首个真正雄心勃勃的冠状病毒追踪应用程序。</text:p>
      <text:p text:style-name="P6">大网区块链是最佳且行之有效的技术解决方案。大网基于去中心化，提供匿名工具来提高其用户的安全性。您可以从大网网站下载大网钱包并立即使用该应用程序。</text:p>
      <text:p text:style-name="P6">新应用程序是大网的配套应用程序，大网本身是具有及时确认，无限可扩展性，免费，无许可，去信任和去中心化的公共区块链。</text:p>
      <text:p text:style-name="Standard">因此，大网集成了去中心化身份解决方案，以向人员，机器，算法和其他非人类实体提供安全的身份。这使它能够匿名跟踪感染路径，并通知用户有关感染者及其联系人的信息。</text:p>
      <text:p text:style-name="Standard">大网使用谷歌和苹果的蓝牙技术来收集数据。被感染者的接触圈因此可以被限制在相关的感染半径内。</text:p>
      <text:p text:style-name="Standard"/>
      <text:p text:style-name="P7">区块链固有的所有安全功能都将生效。公钥作为数据收集的联系人匿名标识符。</text:p>
      <text:p text:style-name="Standard">用户生成的公钥用作收集联系人信息的匿名标识符。每个带有大网钱包的智能手机都会在短距离内发送公共地址作为匿名标识符，这是应用程序技术（此处为蓝牙）的一部分。</text:p>
      <text:p text:style-name="P8">通过使用经过校准的算法测量无线电信号（蓝牙），可以估算遇到用户的智能手机之间的联系数据。该应用仅使用公钥,时间戳，数据并仅仅存储用户的手机中。</text:p>
      <text:p text:style-name="Standard"/>
      <text:p text:style-name="Standard">匿名处理</text:p>
      <text:p text:style-name="Standard">如果某人的测试结果呈阳性，他将向测试机构（例如医生，医院，实验室等）披露其公钥。测试机构会将接收到的公钥直接转发给主管机构（该机构也可以使用大网钱包）。</text:p>
      <text:p text:style-name="Standard">权威机构将从其清单中将冠状病毒令牌发送到已传输的公钥。这意味着被感染者将保持匿名。</text:p>
      <text:p text:style-name="P10">大网钱包具有带有发行日期的冠状病毒令牌的所有公共地址。每个用户都可以定期在其应用程序中开始查询，并确定他是否在相关时间段内（例如最近14天）遇到了病人（此人保持匿名）。并确定存在接触的风险。有关用户可以自愿将其公钥发送给主管机构，并从该机构接收风险冠状病毒令牌。因此，大网钱包还具有为其分配了风险冠状病毒令牌的所有公共地址。这样，就可以以完全匿名的方式对感染链进行追踪。数据并仅仅存储用户的手机中。</text:p>
      <text:p text:style-name="P5"/>
      <text:p text:style-name="Standard">在公共场所移动时的安全</text:p>
      <text:p text:style-name="P5">现在，当用户在公共场所四处走动时，如果经过病人的用户或有接触风险的用户在蓝牙范围内，则会通过智能手机自动警告他们。这使他们能够适当地使其行为适应当前的危险情况。</text:p>
      <text:p text:style-name="P11"><text:span text:style-name="T8">它是开源的，将申请成为</text:span><text:span text:style-name="T7">WHO</text:span><text:span text:style-name="T8">的标准。请加入我们，以帮助抵抗病毒并挽救生命。</text:span></text:p>
      <text:p text:style-name="Standard">https://github.com/bigtangle/bigtangle-a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PingFang SC', 'Hiragino Sans GB', 'Microsoft YaHei', 'WenQuanYi Micro Hei', sans-serif"/>
    <style:font-face style:name="Mangal1" svg:font-family="Mangal"/>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20:33:32.303000000</meta:creation-date>
    <dc:date>2020-04-23T17:02:25.164324657</dc:date>
    <meta:editing-duration>PT2H44M45S</meta:editing-duration>
    <meta:editing-cycles>13</meta:editing-cycles>
    <meta:generator>LibreOffice/6.4.2.2$Linux_X86_64 LibreOffice_project/40$Build-2</meta:generator>
    <meta:document-statistic meta:table-count="0" meta:image-count="0" meta:object-count="0" meta:page-count="1" meta:paragraph-count="18" meta:word-count="1029" meta:character-count="1073" meta:non-whitespace-character-count="1073"/>
  </office:meta>
</office:document-meta>
</file>